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2a39" officeooo:paragraph-rsid="00092a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20:33:00.719926594</meta:creation-date>
    <dc:date>2018-04-23T20:34:30.226835330</dc:date>
    <meta:editing-duration>PT3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1" meta:non-whitespace-character-count="1"/>
  </office:meta>
</office:document-meta>
</file>